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ory 0</text:p>
          </table:table-cell>
          <table:table-cell table:style-name="ce1" office:value-type="string" calcext:value-type="string">
            <text:p>ph</text:p>
          </table:table-cell>
          <table:table-cell/>
          <table:table-cell office:value-type="string" calcext:value-type="string">
            <text:p>total ph:</text:p>
          </table:table-cell>
        </table:table-row>
        <table:table-row table:style-name="ro1">
          <table:table-cell office:value-type="string" calcext:value-type="string">
            <text:p>Setup repository folder structure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$1:.B$1048576])"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Decide database structure (tables and relations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datab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tasks:</text:p>
          </table:table-cell>
        </table:table-row>
        <table:table-row table:style-name="ro1">
          <table:table-cell office:value-type="string" calcext:value-type="string">
            <text:p>Study/Decide general GUI design (mockup for the whole project) 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A([.B$1:.B$1048576])-1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tudy/Decide front-end framewor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unit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tudy</text:span> integration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GUI for log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 to data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 database for checking credential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rect to update password form if first acc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 password if first acce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ieve marks from data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ize mark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filters (order, group by subject…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r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GUI to insert lecture top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time constraints 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ry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GUI to record par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 parent info to ser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parent to data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 parent credentials via emai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ry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and parent registration GUI to record student associa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 student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student to data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e student to paren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ry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GUI to enter class composi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ieve list of students and clas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search filter for student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ory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GUI to insert grad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4:36:54.737479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56.246076892</meta:creation-date>
    <dc:date>2019-11-06T18:06:23.225323724</dc:date>
    <meta:editing-duration>PT4H14M10S</meta:editing-duration>
    <meta:editing-cycles>7</meta:editing-cycles>
    <meta:generator>LibreOffice/6.2.7.1$Linux_X86_64 LibreOffice_project/20$Build-1</meta:generator>
    <meta:document-statistic meta:table-count="1" meta:cell-count="130" meta:object-count="0"/>
  </office:meta>
</office:document-meta>
</file>